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fixed"/>
    <style:font-face style:name="Helvetica" svg:font-family="Helvetica, 'Bitstream Vera Sans', 'DejaVu Sans',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text-align="justify" style:justify-single-word="false" fo:orphans="2" fo:widows="2"/>
      <style:text-properties fo:font-variant="normal" fo:text-transform="none" fo:color="#252525" style:font-name="Helvetica" fo:font-size="11.25pt" fo:letter-spacing="normal" fo:font-style="normal" fo:font-weight="normal"/>
    </style:style>
    <style:style style:name="P2" style:family="paragraph" style:parent-style-name="Text_20_body" style:list-style-name="L2">
      <style:paragraph-properties fo:text-align="justify" style:justify-single-word="false" fo:orphans="2" fo:widows="2"/>
      <style:text-properties fo:font-variant="normal" fo:text-transform="none" fo:color="#252525" style:font-name="Helvetica" fo:font-size="11.25pt" fo:letter-spacing="normal" fo:font-style="normal" fo:font-weight="normal"/>
    </style:style>
    <style:style style:name="P3" style:family="paragraph" style:parent-style-name="Text_20_body" style:list-style-name="L3">
      <style:paragraph-properties fo:text-align="justify" style:justify-single-word="false" fo:orphans="2" fo:widows="2"/>
      <style:text-properties fo:font-variant="normal" fo:text-transform="none" fo:color="#252525" style:font-name="Helvetica" fo:font-size="11.25pt" fo:letter-spacing="normal" fo:font-style="normal" fo:font-weight="normal"/>
    </style:style>
    <style:style style:name="P4" style:family="paragraph" style:parent-style-name="Text_20_body" style:list-style-name="L4">
      <style:paragraph-properties fo:text-align="justify" style:justify-single-word="false" fo:orphans="2" fo:widows="2"/>
      <style:text-properties fo:font-variant="normal" fo:text-transform="none" fo:color="#252525" style:font-name="Helvetica" fo:font-size="11.25pt" fo:letter-spacing="normal" fo:font-style="normal" fo:font-weight="normal"/>
    </style:style>
    <style:style style:name="P5" style:family="paragraph" style:parent-style-name="Text_20_body">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52525" style:font-name="Helvetica" fo:font-size="11.25pt" fo:letter-spacing="normal" fo:font-style="normal" fo:font-weight="normal"/>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52525" style:font-name="Courier New" fo:font-size="11.25pt" fo:letter-spacing="normal" fo:font-style="normal" fo:font-weight="normal" fo:background-color="#ffffee" loext:padding-left="0.053cm" loext:padding-right="0.053cm" loext:padding-top="0.049cm" loext:padding-bottom="0.049cm" loext:border="0.06pt solid #ccccaa"/>
    </style:style>
    <style:style style:name="P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52525" style:font-name="Helvetica" fo:font-size="11.25pt" fo:letter-spacing="normal" fo:font-style="normal" fo:font-weight="normal"/>
    </style:style>
    <style:style style:name="P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10"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252525" style:font-name="Helvetica" fo:font-size="11.25pt" fo:letter-spacing="normal" fo:font-style="normal" fo:font-weight="normal"/>
    </style:style>
    <style:style style:name="P11"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252525" style:font-name="Helvetica" fo:font-size="11.25pt" fo:letter-spacing="normal" fo:font-style="normal" fo:font-weight="normal"/>
    </style:style>
    <style:style style:name="P12" style:family="paragraph" style:parent-style-name="Text_20_body" style:list-style-name="L3">
      <style:paragraph-properties fo:margin-top="0cm" fo:margin-bottom="0cm" loext:contextual-spacing="false" fo:text-align="justify" style:justify-single-word="false" fo:orphans="2" fo:widows="2"/>
      <style:text-properties fo:font-variant="normal" fo:text-transform="none" fo:color="#252525" style:font-name="Helvetica" fo:font-size="11.25pt" fo:letter-spacing="normal" fo:font-style="normal" fo:font-weight="normal"/>
    </style:style>
    <style:style style:name="P13" style:family="paragraph" style:parent-style-name="Text_20_body" style:list-style-name="L4">
      <style:paragraph-properties fo:margin-top="0cm" fo:margin-bottom="0cm" loext:contextual-spacing="false" fo:text-align="justify" style:justify-single-word="false" fo:orphans="2" fo:widows="2"/>
      <style:text-properties fo:font-variant="normal" fo:text-transform="none" fo:color="#252525" style:font-name="Helvetica" fo:font-size="11.25pt" fo:letter-spacing="normal" fo:font-style="normal" fo:font-weight="normal"/>
    </style:style>
    <style:style style:name="P14" style:family="paragraph" style:parent-style-name="Text_20_body">
      <style:paragraph-properties fo:margin-left="0.132cm" fo:margin-right="0.132cm" fo:margin-top="0.132cm" fo:margin-bottom="0.132cm" loext:contextual-spacing="false" fo:text-align="start" style:justify-single-word="false" fo:orphans="2" fo:widows="2" fo:text-indent="0cm" style:auto-text-indent="false"/>
      <style:text-properties fo:font-variant="normal" fo:text-transform="none" fo:color="#252525" style:font-name="Courier New" fo:font-size="11.25pt" fo:letter-spacing="normal" fo:font-style="normal" fo:font-weight="normal" fo:background-color="#ffffee" loext:padding-left="0.132cm" loext:padding-right="0.132cm" loext:padding-top="0.106cm" loext:padding-bottom="0.106cm" loext:border="0.06pt solid #000000"/>
    </style:style>
    <style:style style:name="P15"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e7b09" style:font-name="Helvetica" fo:font-size="14pt" fo:letter-spacing="normal" fo:font-style="normal"/>
    </style:style>
    <style:style style:name="P16" style:family="paragraph" style:parent-style-name="Heading_20_2">
      <loext:graphic-properties draw:fill="solid" draw:fill-color="#eeeeee" draw:opacity="100%"/>
      <style:paragraph-properties fo:margin-left="0cm" fo:margin-right="0cm" fo:text-align="justify" style:justify-single-word="false" fo:orphans="2" fo:widows="2" fo:text-indent="0cm" style:auto-text-indent="false" fo:background-color="#eeeeee" fo:padding="0cm" fo:border="none"/>
      <style:text-properties fo:font-variant="normal" fo:text-transform="none" fo:color="#de7b09" style:font-name="Helvetica" fo:font-size="14pt" fo:letter-spacing="normal" fo:font-style="normal"/>
    </style:style>
    <style:style style:name="P17" style:family="paragraph" style:parent-style-name="Heading_20_1">
      <style:text-properties fo:font-variant="normal" fo:text-transform="none" fo:color="#de5409" style:font-name="Helvetica" fo:font-size="15pt" fo:letter-spacing="normal" fo:font-style="normal"/>
    </style:style>
    <style:style style:name="P18" style:family="paragraph" style:parent-style-name="Heading_20_3">
      <loext:graphic-properties draw:fill="solid" draw:fill-color="#eeeeee" draw:opacity="100%"/>
      <style:paragraph-properties fo:margin-left="0cm" fo:margin-right="0cm" fo:text-align="justify" style:justify-single-word="false" fo:orphans="2" fo:widows="2" fo:text-indent="0cm" style:auto-text-indent="false" fo:background-color="#eeeeee" fo:padding="0cm" fo:border="none"/>
      <style:text-properties fo:font-variant="normal" fo:text-transform="none" fo:color="#f0a330" style:font-name="Helvetica" fo:font-size="13pt" fo:letter-spacing="normal" fo:font-style="normal"/>
    </style:style>
    <style:style style:name="T1" style:family="text">
      <style:text-properties fo:color="#252525" fo:font-size="11.25pt" fo:font-weight="normal"/>
    </style:style>
    <style:style style:name="T2" style:family="text">
      <style:text-properties fo:font-variant="normal" fo:text-transform="none" fo:color="#252525" style:font-name="Helvetica" fo:font-size="11.25pt" fo:letter-spacing="normal" fo:font-style="normal" fo:font-weight="normal"/>
    </style:style>
    <style:style style:name="T3" style:family="text">
      <style:text-properties fo:font-variant="normal" fo:text-transform="none" fo:color="#252525" style:font-name="Courier New" fo:font-size="11.25pt" fo:letter-spacing="normal" fo:font-style="normal" fo:font-weight="normal" fo:background-color="#ffffee" loext:char-shading-value="0" loext:padding-left="0.053cm" loext:padding-right="0.053cm" loext:padding-top="0.049cm" loext:padding-bottom="0.049cm" loext:border="0.06pt solid #ccccaa"/>
    </style:style>
    <style:style style:name="T4" style:family="text">
      <style:text-properties fo:font-variant="normal" fo:text-transform="none" fo:color="#3076f0" style:text-line-through-style="none" style:text-line-through-type="none" style:font-name="Helvetica" fo:font-size="11.2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 text:name="Archivage_et_compression_avec_tar.2C_pax.2C_zip.2C_rar_etc."/>Archivage et compression avec tar, pax, zip, rar etc.</text:h>
      <text:p text:style-name="P5"><text:span text:style-name="T2">par </text:span><text:a xlink:type="simple" xlink:href="http://lea-linux.org/documentations/Utilisateur:Jiel" text:style-name="Internet_20_link" text:visited-style-name="Visited_20_Internet_20_Link"><text:span text:style-name="T4">Jiel</text:span></text:a></text:p>
      <text:p text:style-name="P6">Comment générer et décompresser des archives sous GNU/Linux ? Ce tutoriel est là pour vous aider.</text:p>
      <text:h text:style-name="P16" text:outline-level="2"><text:bookmark text:name="Compression_sans_archivage"/>Compression sans archivage</text:h>
      <text:p text:style-name="P6">Vous pouvez avoir besoin de compresser un ou quelques fichiers, sans avoir besoin d'une archive.</text:p>
      <text:p text:style-name="P6">Voici quelques commandes pour faire cela en exploitant divers algorithme.</text:p>
      <text:h text:style-name="P18" text:outline-level="3"><text:bookmark text:name="gzip_.28deflate.29"/>gzip (deflate)</text:h>
      <text:p text:style-name="P6">gzip est basé sur l'algorithme Deflate (combinaison des algorithmes LZ77 et Huffman). C'est la méthode de compression la plus populaire sous GNU/Linux.</text:p>
      <text:p text:style-name="P8">Compresser un fichier :</text:p>
      <text:p text:style-name="P14">gzip mon_fichier</text:p>
      <text:p text:style-name="P9"><text:line-break/><text:span text:style-name="T2">Décompresser un fichier gzippé :</text:span></text:p>
      <text:p text:style-name="P14">gunzip mon_fichier_compresse.gz</text:p>
      <text:p text:style-name="P8">ou</text:p>
      <text:p text:style-name="P14">gzip -d mon_fichier_compresse.gz</text:p>
      <text:p text:style-name="P8">Compresser un fichier de façon optimisée :</text:p>
      <text:p text:style-name="P14">gzip -9 mon_fichier</text:p>
      <text:p text:style-name="P9"><text:line-break/><text:span text:style-name="T2">Compresser plusieurs fichiers en un :</text:span></text:p>
      <text:p text:style-name="P14">gzip -c mon_fichier1 mon_fichier2 &gt; mon_fichier_compresse.gz</text:p>
      <text:h text:style-name="P18" text:outline-level="3"><text:bookmark text:name="bzip2"/>bzip2</text:h>
      <text:p text:style-name="P6">bzip2 est une alternative à gzip, plus efficace mais moins rapide.</text:p>
      <text:p text:style-name="P8">Compresser un fichier :</text:p>
      <text:p text:style-name="P14">bzip2 mon_fichier</text:p>
      <text:p text:style-name="P9"><text:line-break/><text:span text:style-name="T2">Décompresser un fichier bzippé :</text:span></text:p>
      <text:p text:style-name="P14">bunzip2 mon_fichier_compresse.bz2</text:p>
      <text:h text:style-name="P18" text:outline-level="3"><text:bookmark text:name="LZMA"/><text:soft-page-break/>LZMA</text:h>
      <text:p text:style-name="P6">LZMA est plus efficace et plus rapide que bzip2, mais conserve des inconvénients : bzip2 utilise moins de mémoire que lui à la compression et permet parallélisation possible sur de nombreux threads.</text:p>
      <text:p text:style-name="P8">Compresser un fichier :</text:p>
      <text:p text:style-name="P14">xz mon_fichier</text:p>
      <text:p text:style-name="P8">Décompresser un fichier :</text:p>
      <text:p text:style-name="P14">xz -d mon_fichier_compresse.xz</text:p>
      <text:h text:style-name="P18" text:outline-level="3"><text:bookmark text:name="compress_.28LZW.29"/>compress (LZW)</text:h>
      <text:p text:style-name="P6">compress est un utilitaire de compression de données basé sur l'algorithme Lempel-Ziv-Welch (LZW). Ce n'est pas le plus efficace et de plus, l'algorithme de compression étant breveté dans certains pays, la majorité des distributions GNU/Linux ne l'intègrent pas par défaut.</text:p>
      <text:p text:style-name="P8">Compresser un fichier :</text:p>
      <text:p text:style-name="P14">compress mon_fichier</text:p>
      <text:p text:style-name="P8">Décompresser un fichier :</text:p>
      <text:p text:style-name="P14">uncompress mon_fichier_compresse.Z</text:p>
      <text:p text:style-name="P5"/>
      <text:h text:style-name="P16" text:outline-level="2"><text:bookmark text:name="Tar"/>Tar</text:h>
      <text:p text:style-name="P6">Tar (« tape archiver », en français « archiveur pour bande », son rôle à l'origine) est le programme d'archivage de fichiers le plus populaire sous GNU/Linux et les systèmes Unix. Il est généralement installé par défaut. On peut ajouter à une archive tar différents algorithmes de compression. On notera également que tar préserve les permissions et les propriétaires des fichiers, ainsi que les liens symboliques.</text:p>
      <text:h text:style-name="P18" text:outline-level="3"><text:bookmark text:name="Archivage_sans_compression"/>Archivage sans compression</text:h>
      <text:p text:style-name="P6">Pour archiver plusieurs fichiers ou un dossier, la commande est la même :</text:p>
      <text:p text:style-name="P14">tar cvf mon_archive.tar fichier1 fichier2</text:p>
      <text:p text:style-name="P14">tar cvf mon_archive.tar dossier1/</text:p>
      <text:p text:style-name="P6">Pour extraire une archive tar, tapez :</text:p>
      <text:p text:style-name="P14">tar xvf mon_archive.tar</text:p>
      <text:p text:style-name="P6">Les principales options de tar sont les suivantes et peuvent se combiner à souhait :</text:p>
      <text:list xml:id="list7094612802158410502" text:style-name="L1">
        <text:list-item>
          <text:p text:style-name="P10">c / x : construit / extrait l'archive ;</text:p>
        </text:list-item>
        <text:list-item>
          <text:p text:style-name="P10">v : mode bavard ;</text:p>
        </text:list-item>
        <text:list-item>
          <text:p text:style-name="P1"><text:soft-page-break/>f : utilise le fichier donné en paramètre.</text:p>
        </text:list-item>
      </text:list>
      <text:h text:style-name="P18" text:outline-level="3"><text:bookmark text:name="Archivage_avec_compression"/>Archivage avec compression</text:h>
      <text:p text:style-name="P6">Tar peut archiver en utilisant des algorithmes de compression, afin d'avoir des archives moins volumineuses. Par habitude, on suffixe les archives avec un . suivi d'une extension de compression.</text:p>
      <text:p text:style-name="P6">Il suffit pour cela d'ajouter à la commande tar une option de compression :</text:p>
      <text:list xml:id="list5494700449091719007" text:style-name="L2">
        <text:list-item>
          <text:p text:style-name="P11">z : compression Gunzip</text:p>
        </text:list-item>
        <text:list-item>
          <text:p text:style-name="P11">j : compression Bzip2</text:p>
        </text:list-item>
        <text:list-item>
          <text:p text:style-name="P2">J : compression Lzma</text:p>
        </text:list-item>
      </text:list>
      <text:p text:style-name="P6">Pour archiver et compresser un dossier avec Gunzip, tapez :</text:p>
      <text:p text:style-name="P14">tar cvzf mon_archive.tar.gz dossier1/</text:p>
      <text:p text:style-name="P6">Pour extraire une archive tar.gz, tapez :</text:p>
      <text:p text:style-name="P14">tar xvzf mon_archive.tar.gz</text:p>
      <text:p text:style-name="P6">De même pour Bzip2 :</text:p>
      <text:p text:style-name="P14">tar cvjf mon_archive.tar.bz2 dossier1/</text:p>
      <text:p text:style-name="P14">tar xvjf mon_archive.tar.bz2</text:p>
      <text:p text:style-name="P6">Ou pour Lzma :</text:p>
      <text:p text:style-name="P14">tar cvJf mon_archive.tar.lzma dossier1/</text:p>
      <text:p text:style-name="P14">tar xvJf mon_archive.tar.lzma</text:p>
      <text:p text:style-name="P6">Pour l'anecdote, ces commandes sont équivalents aux suivantes qui se font en deux temps :</text:p>
      <text:p text:style-name="P14">tar -cvf - dossier1 | gzip &gt; mon_archive.tar.gz</text:p>
      <text:p text:style-name="P8">ou</text:p>
      <text:p text:style-name="P14">tar -cvf - dossier1 | bzip2 &gt; mon_archive.tar.bz2</text:p>
      <text:h text:style-name="P16" text:outline-level="2"><text:bookmark text:name="Pax"/>Pax</text:h>
      <text:p text:style-name="P6">Pax est un outil d'archivage créé par POSIX. Moins connu que Tar, il peut être utile car il gère la compression de fichiers très volumineux et les répertoire avec un très grand nombre de sous-répertoires.</text:p>
      <text:h text:style-name="P18" text:outline-level="3"><text:bookmark text:name="Archivage_sans_compression_2"/>Archivage sans compression</text:h>
      <text:p text:style-name="P6">Les principales options de pax sont les suivantes et peuvent se combiner à souhait :</text:p>
      <text:list xml:id="list4100884422664198970" text:style-name="L3">
        <text:list-item>
          <text:p text:style-name="P12">w / r : construit / extrait l'archive ;</text:p>
        </text:list-item>
        <text:list-item>
          <text:p text:style-name="P12"><text:soft-page-break/>f : utilise le fichier donné en paramètre ;</text:p>
        </text:list-item>
        <text:list-item>
          <text:p text:style-name="P3">x &lt;mon_format&gt; : format d'archive, par défaut « ustar ».</text:p>
        </text:list-item>
      </text:list>
      <text:p text:style-name="P6">Pour archiver plusieurs fichiers ou un dossier, la commande est la même (avec le format pax, ce qui est le plus courant) :</text:p>
      <text:p text:style-name="P14">pax -wf mon_archive.pax -x pax fichier1 fichier2</text:p>
      <text:p text:style-name="P14">pax -wf mon_archive.pax -x pax dossier1/</text:p>
      <text:p text:style-name="P6">Pour extraire une archive pax, tapez :</text:p>
      <text:p text:style-name="P14">pax -rf mon_archive.pax</text:p>
      <text:h text:style-name="P18" text:outline-level="3"><text:bookmark text:name="Archivage_avec_compression_2"/>Archivage avec compression</text:h>
      <text:p text:style-name="P6">Pax peut archiver en utilisant des algorithmes de compression, afin d'avoir des archives moins volumineuses.</text:p>
      <text:p text:style-name="P6">Il suffit pour cela d'ajouter à la commande pax, comme pour tar, une option de compression :</text:p>
      <text:list xml:id="list506698065333839754" text:style-name="L4">
        <text:list-item>
          <text:p text:style-name="P13">z : compression Gunzip</text:p>
        </text:list-item>
        <text:list-item>
          <text:p text:style-name="P4">j : compression Bzip2</text:p>
        </text:list-item>
      </text:list>
      <text:p text:style-name="P6">Par exemple, pour extraire une archive pax.gz, tapez :</text:p>
      <text:p text:style-name="P14">pax -rzf mon_archive.pax</text:p>
      <text:h text:style-name="P16" text:outline-level="2"><text:bookmark text:name="Zip"/>Zip</text:h>
      <text:h text:style-name="P15" text:outline-level="2"><text:bookmark text:name="Graphiquement"/><text:span text:style-name="T1">Graphiquement</text:span></text:h>
      <text:p text:style-name="P6">Il existe de nombreux logiciels graphiques pour manipuler des archives sous GNU/Linux. Les plus connus sont Ark, File-Roller ou Xarchiver.</text:p>
      <text:p text:style-name="P5"><text:span text:style-name="T2">Installez les paquets éponymes </text:span><text:a xlink:type="simple" xlink:href="http://lea-linux.org/documentations/Software-soft_gere-installation_logiciel" text:style-name="Internet_20_link" text:visited-style-name="Visited_20_Internet_20_Link"><text:span text:style-name="T4">suivant la méthode habituelle</text:span></text:a><text:span text:style-name="T2"> de votre distribution et lancez ces logiciels !</text:span></text:p>
      <text:h text:style-name="P16" text:outline-level="2"><text:bookmark text:name="En_mode_console"/>En mode console</text:h>
      <text:p text:style-name="P5"><text:span text:style-name="T2">Installez les paquets </text:span><text:span text:style-name="T3">zip</text:span><text:span text:style-name="T2"> et </text:span><text:span text:style-name="T3">unzip</text:span><text:span text:style-name="T2"> </text:span><text:a xlink:type="simple" xlink:href="http://lea-linux.org/documentations/Software-soft_gere-installation_logiciel" text:style-name="Internet_20_link" text:visited-style-name="Visited_20_Internet_20_Link"><text:span text:style-name="T4">suivant la méthode habituelle</text:span></text:a><text:span text:style-name="T2"> de votre distribution.</text:span></text:p>
      <text:h text:style-name="P18" text:outline-level="3"><text:bookmark text:name="Compresser"/>Compresser</text:h>
      <text:p text:style-name="P6">Pour compresser des fichiers, tapez :</text:p>
      <text:p text:style-name="P7">zip nom_de_larchive.zip fichier1 fichier2</text:p>
      <text:p text:style-name="P6">Pour compresser un dossier (ainsi que ses sous-dossiers éventuels) :</text:p>
      <text:p text:style-name="P7">zip -r nom_de_larchive.zip dossier</text:p>
      <text:h text:style-name="P18" text:outline-level="3"><text:bookmark text:name="D.C3.A9compresser"/><text:soft-page-break/>Décompresser</text:h>
      <text:p text:style-name="P6">Pour décompresser une archive, tapez :</text:p>
      <text:p text:style-name="P7">unzip nom_de_larchive.zip -d dossier</text:p>
      <text:p text:style-name="P6">L'option -d est facultative.</text:p>
      <text:p text:style-name="P5"><text:span text:style-name="T2"/></text:p>
      <text:h text:style-name="P16" text:outline-level="2"><text:bookmark text:name="Rar"/>Rar</text:h>
      <text:h text:style-name="P15" text:outline-level="2"><text:bookmark text:name="Graphiquement1"/><text:span text:style-name="T1">Graphiquement</text:span></text:h>
      <text:p text:style-name="P6">Il existe de nombreux logiciels graphiques pour manipuler des archives sous GNU/Linux. Les plus connus sont Ark, File-Roller ou Xarchiver.</text:p>
      <text:p text:style-name="P5"><text:span text:style-name="T2">Installez les paquets éponymes </text:span><text:a xlink:type="simple" xlink:href="http://lea-linux.org/documentations/Software-soft_gere-installation_logiciel" text:style-name="Internet_20_link" text:visited-style-name="Visited_20_Internet_20_Link"><text:span text:style-name="T4">suivant la méthode habituelle</text:span></text:a><text:span text:style-name="T2"> de votre distribution et lancez ces logiciels !</text:span></text:p>
      <text:h text:style-name="P16" text:outline-level="2"><text:bookmark text:name="En_mode_console1"/>En mode console</text:h>
      <text:p text:style-name="P5"><text:span text:style-name="T2">Installez les paquets </text:span><text:span text:style-name="T3">rar</text:span><text:span text:style-name="T2"> et </text:span><text:span text:style-name="T3">unrar</text:span><text:span text:style-name="T2"> </text:span><text:a xlink:type="simple" xlink:href="http://lea-linux.org/documentations/Software-soft_gere-installation_logiciel" text:style-name="Internet_20_link" text:visited-style-name="Visited_20_Internet_20_Link"><text:span text:style-name="T4">suivant la méthode habituelle</text:span></text:a><text:span text:style-name="T2"> de votre distribution.</text:span></text:p>
      <text:h text:style-name="P18" text:outline-level="3"><text:bookmark text:name="Compresser1"/>Compresser</text:h>
      <text:p text:style-name="P6">Pour compresser des fichiers, tapez :</text:p>
      <text:p text:style-name="P7">rar a nom_de_larchive.rar fichier1 fichier2</text:p>
      <text:h text:style-name="P18" text:outline-level="3"><text:bookmark text:name="D.C3.A9compresser1"/>Décompresser</text:h>
      <text:p text:style-name="P6">Pour décompresser une archive, tapez :</text:p>
      <text:p text:style-name="P7">unrar x -pmot_de_passe nom_de_larchive.rar</text:p>
      <text:p text:style-name="P6">L'option -p est facultative et le mot de passe doit être collé au -p. Ainsi, si le mot de passe de blagues.rar est « toto », la commande sera :</text:p>
      <text:p text:style-name="P7">unrar x -ptoto blagues.rar</text:p>
      <text:p text:style-name="P5"><text:span text:style-name="T2"/></text:p>
      <text:h text:style-name="P16" text:outline-level="2"><text:bookmark text:name="Ace"/>Ace</text:h>
      <text:h text:style-name="P15" text:outline-level="2"><text:bookmark text:name="Graphiquement2"/><text:span text:style-name="T1">Graphiquement</text:span></text:h>
      <text:p text:style-name="P6">Il existe de nombreux logiciels graphiques pour manipuler des archives sous GNU/Linux. Les plus connus sont Ark, File-Roller ou Xarchiver.</text:p>
      <text:p text:style-name="P5"><text:span text:style-name="T2">Installez les paquets éponymes </text:span><text:a xlink:type="simple" xlink:href="http://lea-linux.org/documentations/Software-soft_gere-installation_logiciel" text:style-name="Internet_20_link" text:visited-style-name="Visited_20_Internet_20_Link"><text:span text:style-name="T4">suivant la méthode habituelle</text:span></text:a><text:span text:style-name="T2"> de votre distribution et lancez ces logiciels !</text:span></text:p>
      <text:h text:style-name="P16" text:outline-level="2"><text:bookmark text:name="En_mode_console2"/><text:soft-page-break/>En mode console</text:h>
      <text:p text:style-name="P5"><text:span text:style-name="T2">Installez le paquet </text:span><text:span text:style-name="T3">unace</text:span><text:span text:style-name="T2"> ou </text:span><text:span text:style-name="T3">unace-nonfree</text:span><text:span text:style-name="T2"> </text:span><text:a xlink:type="simple" xlink:href="http://lea-linux.org/documentations/Software-soft_gere-installation_logiciel" text:style-name="Internet_20_link" text:visited-style-name="Visited_20_Internet_20_Link"><text:span text:style-name="T4">suivant la méthode habituelle</text:span></text:a><text:span text:style-name="T2"> de votre distribution.</text:span></text:p>
      <text:h text:style-name="P18" text:outline-level="3"><text:bookmark text:name="D.C3.A9compresser2"/>Décompresser</text:h>
      <text:p text:style-name="P6">Pour décompresser une archive, tapez :</text:p>
      <text:p text:style-name="P7">unace x nom_de_larchive.ace</text:p>
      <text:p text:style-name="P5"><text:span text:style-name="T2"/></text:p>
      <text:h text:style-name="P16" text:outline-level="2"><text:bookmark text:name="Outils_graphiques"/>Outils graphiques</text:h>
      <text:p text:style-name="P6">Il existe également de nombreux logiciels graphiques pour manipuler des archives sous GNU/Linux. Les plus connus sont Ark, File-Roller ou Xarchiver. Leur utilisation est « transparente » : vous cliquez sur une archive pour voir son continue, pouvez l'extraire avec un clic de souris et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fixed"/>
    <style:font-face style:name="Helvetica" svg:font-family="Helvetica, 'Bitstream Vera Sans', 'DejaVu Sans',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6:31:54.392000000</meta:creation-date>
    <dc:date>2017-01-06T16:34:29.761000000</dc:date>
    <meta:editing-duration>PT1M52S</meta:editing-duration>
    <meta:editing-cycles>1</meta:editing-cycles>
    <meta:document-statistic meta:table-count="0" meta:image-count="0" meta:object-count="0" meta:page-count="6" meta:paragraph-count="127" meta:word-count="1029" meta:character-count="6604" meta:non-whitespace-character-count="5710"/>
    <meta:generator>LibreOffice/5.2.3.3$Windows_x86 LibreOffice_project/d54a8868f08a7b39642414cf2c8ef2f228f780cf</meta:generator>
  </office:meta>
</office:document-meta>
</file>